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<text:soft-page-break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0:30:44</dc:date>
    <meta:editing-duration>PT6H6M19S</meta:editing-duration>
    <meta:editing-cycles>14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18" meta:character-count="876" meta:non-whitespace-character-count="759"/>
  </office:meta>
</office:document-meta>
</file>